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296" calcext:value-type="float">
            <text:p>88.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7512" calcext:value-type="float">
            <text:p>88.2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7784" calcext:value-type="float">
            <text:p>88.1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8808" calcext:value-type="float">
            <text:p>87.9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8328" calcext:value-type="float">
            <text:p>87.9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9248" calcext:value-type="float">
            <text:p>87.7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7808" calcext:value-type="float">
            <text:p>87.6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6952" calcext:value-type="float">
            <text:p>87.6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1232" calcext:value-type="float">
            <text:p>87.5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9064" calcext:value-type="float">
            <text:p>86.9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5664" calcext:value-type="float">
            <text:p>86.4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412" calcext:value-type="float">
            <text:p>86.3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9088" calcext:value-type="float">
            <text:p>86.4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200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0592" calcext:value-type="float">
            <text:p>86.2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200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0112" calcext:value-type="float">
            <text:p>86.2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2408" calcext:value-type="float">
            <text:p>86.3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1968" calcext:value-type="float">
            <text:p>86.6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7128" calcext:value-type="float">
            <text:p>85.9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2912" calcext:value-type="float">
            <text:p>85.7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0928" calcext:value-type="float">
            <text:p>85.9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0136" calcext:value-type="float">
            <text:p>85.6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8048" calcext:value-type="float">
            <text:p>85.7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1096" calcext:value-type="float">
            <text:p>85.7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199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198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6336" calcext:value-type="float">
            <text:p>85.7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198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198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0016" calcext:value-type="float">
            <text:p>84.7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198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197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2305</text:p>
          </table:table-cell>
          <table:table-cell office:value-type="string" calcext:value-type="string">
            <text:p>Ralls Quad</text:p>
          </table:table-cell>
          <table:table-cell office:value-type="string" calcext:value-type="string">
            <text:p>197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